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Kinnari" svg:font-family="Kinnari" style:font-family-generic="roman" style:font-pitch="variable"/>
    <style:font-face style:name="Waree" svg:font-family="Waree" style:font-family-generic="swiss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-">
        <style:list-level-properties text:space-before="0.4923in" text:min-label-width="0.25in"/>
        <style:text-properties style:font-name="Kinnari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/>
        <style:text-properties style:font-name="Kinnari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bullet text:level="2" text:style-name="WW_CharLFO6LVL2" text:bullet-char="">
        <style:list-level-properties/>
        <style:text-properties style:font-name="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script-type="complex"/>
    </style:style>
    <style:style style:name="T3" style:parent-style-name="DefaultParagraphFont" style:family="text">
      <style:text-properties style:script-type="complex"/>
    </style:style>
    <style:style style:name="T4" style:parent-style-name="DefaultParagraphFont" style:family="text">
      <style:text-properties style:script-type="complex"/>
    </style:style>
    <style:style style:name="T5" style:parent-style-name="DefaultParagraphFont" style:family="text">
      <style:text-properties style:script-type="complex"/>
    </style:style>
    <style:style style:name="T6" style:parent-style-name="DefaultParagraphFont" style:family="text">
      <style:text-properties style:script-type="complex"/>
    </style:style>
    <style:style style:name="T7" style:parent-style-name="DefaultParagraphFont" style:family="text">
      <style:text-properties style:script-type="complex"/>
    </style:style>
    <style:style style:name="T8" style:parent-style-name="DefaultParagraphFont" style:family="text">
      <style:text-properties style:script-type="complex"/>
    </style:style>
    <style:style style:name="T9" style:parent-style-name="DefaultParagraphFont" style:family="text">
      <style:text-properties style:script-type="complex"/>
    </style:style>
    <style:style style:name="T10" style:parent-style-name="DefaultParagraphFont" style:family="text">
      <style:text-properties style:script-type="complex"/>
    </style:style>
    <style:style style:name="T11" style:parent-style-name="DefaultParagraphFont" style:family="text">
      <style:text-properties style:script-type="complex"/>
    </style:style>
    <style:style style:name="T12" style:parent-style-name="DefaultParagraphFont" style:family="text">
      <style:text-properties style:script-type="complex"/>
    </style:style>
    <style:style style:name="T13" style:parent-style-name="DefaultParagraphFont" style:family="text">
      <style:text-properties style:script-type="complex"/>
    </style:style>
    <style:style style:name="T14" style:parent-style-name="DefaultParagraphFont" style:family="text">
      <style:text-properties style:script-type="complex"/>
    </style:style>
    <style:style style:name="T15" style:parent-style-name="DefaultParagraphFont" style:family="text">
      <style:text-properties style:script-type="complex"/>
    </style:style>
    <style:style style:name="T16" style:parent-style-name="DefaultParagraphFont" style:family="text">
      <style:text-properties style:script-type="complex"/>
    </style:style>
    <style:style style:name="T17" style:parent-style-name="DefaultParagraphFont" style:family="text">
      <style:text-properties style:script-type="complex"/>
    </style:style>
    <style:style style:name="T18" style:parent-style-name="DefaultParagraphFont" style:family="text">
      <style:text-properties style:script-type="complex"/>
    </style:style>
    <style:style style:name="T19" style:parent-style-name="DefaultParagraphFont" style:family="text">
      <style:text-properties style:script-type="complex"/>
    </style:style>
    <style:style style:name="T20" style:parent-style-name="DefaultParagraphFont" style:family="text">
      <style:text-properties style:script-type="complex"/>
    </style:style>
    <style:style style:name="T21" style:parent-style-name="DefaultParagraphFont" style:family="text">
      <style:text-properties style:script-type="complex"/>
    </style:style>
    <style:style style:name="T22" style:parent-style-name="DefaultParagraphFont" style:family="text">
      <style:text-properties style:script-type="complex"/>
    </style:style>
    <style:style style:name="T23" style:parent-style-name="DefaultParagraphFont" style:family="text">
      <style:text-properties style:script-type="complex"/>
    </style:style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family="paragraph">
      <style:paragraph-properties fo:break-before="page"/>
    </style:style>
    <style:style style:name="T29" style:parent-style-name="DefaultParagraphFont" style:family="text">
      <style:text-properties style:script-type="complex"/>
    </style:style>
    <style:style style:name="T30" style:parent-style-name="DefaultParagraphFont" style:family="text">
      <style:text-properties style:script-type="complex"/>
    </style:style>
    <style:style style:name="TableColumn32" style:family="table-column">
      <style:table-column-properties style:column-width="3.3465in" style:use-optimal-column-width="false"/>
    </style:style>
    <style:style style:name="TableColumn33" style:family="table-column">
      <style:table-column-properties style:column-width="3.3465in" style:use-optimal-column-width="false"/>
    </style:style>
    <style:style style:name="Table31" style:family="table">
      <style:table-properties style:width="6.693in" fo:margin-left="0.0312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36" style:parent-style-name="DefaultParagraphFont" style:family="text">
      <style:text-properties style:script-type="complex"/>
    </style:style>
    <style:style style:name="P37" style:parent-style-name="Standard" style:list-style-name="LFO2" style:family="paragraph"/>
    <style:style style:name="T38" style:parent-style-name="DefaultParagraphFont" style:family="text">
      <style:text-properties style:script-type="complex"/>
    </style:style>
    <style:style style:name="P39" style:parent-style-name="Standard" style:list-style-name="LFO2" style:family="paragraph"/>
    <style:style style:name="T40" style:parent-style-name="DefaultParagraphFont" style:family="text">
      <style:text-properties style:script-type="complex"/>
    </style:style>
    <style:style style:name="P41" style:parent-style-name="Standard" style:list-style-name="LFO2" style:family="paragraph"/>
    <style:style style:name="T42" style:parent-style-name="DefaultParagraphFont" style:family="text">
      <style:text-properties style:script-type="complex"/>
    </style:style>
    <style:style style:name="P43" style:parent-style-name="Standard" style:list-style-name="LFO2" style:family="paragraph"/>
    <style:style style:name="T44" style:parent-style-name="DefaultParagraphFont" style:family="text">
      <style:text-properties style:script-type="complex"/>
    </style:style>
    <style:style style:name="P45" style:parent-style-name="Standard" style:list-style-name="LFO2" style:family="paragraph"/>
    <style:style style:name="T46" style:parent-style-name="DefaultParagraphFont" style:family="text">
      <style:text-properties style:script-type="complex"/>
    </style:style>
    <style:style style:name="P47" style:parent-style-name="Standard" style:list-style-name="LFO2" style:family="paragraph"/>
    <style:style style:name="T48" style:parent-style-name="DefaultParagraphFont" style:family="text">
      <style:text-properties style:script-type="complex"/>
    </style:style>
    <style:style style:name="P49" style:parent-style-name="Standard" style:list-style-name="LFO2" style:family="paragraph"/>
    <style:style style:name="T50" style:parent-style-name="DefaultParagraphFont" style:family="text">
      <style:text-properties style:script-type="complex"/>
    </style:style>
    <style:style style:name="P51" style:parent-style-name="Standard" style:list-style-name="LFO2" style:family="paragraph"/>
    <style:style style:name="T52" style:parent-style-name="DefaultParagraphFont" style:family="text">
      <style:text-properties style:script-type="complex"/>
    </style:style>
    <style:style style:name="T53" style:parent-style-name="DefaultParagraphFont" style:family="text">
      <style:text-properties style:script-type="complex"/>
    </style:style>
    <style:style style:name="P54" style:parent-style-name="Standard" style:list-style-name="LFO5" style:family="paragraph"/>
    <style:style style:name="T55" style:parent-style-name="DefaultParagraphFont" style:family="text">
      <style:text-properties style:script-type="complex"/>
    </style:style>
    <style:style style:name="P56" style:parent-style-name="Standard" style:list-style-name="LFO5" style:family="paragraph"/>
    <style:style style:name="T57" style:parent-style-name="DefaultParagraphFont" style:family="text">
      <style:text-properties style:script-type="complex"/>
    </style:style>
    <style:style style:name="TableCell58" style:family="table-cell">
      <style:table-cell-properties fo:border="0.0034in solid #000000" fo:padding-top="0.0381in" fo:padding-left="0.0381in" fo:padding-bottom="0.0381in" fo:padding-right="0.0381in"/>
    </style:style>
    <style:style style:name="T59" style:parent-style-name="DefaultParagraphFont" style:family="text">
      <style:text-properties style:script-type="complex"/>
    </style:style>
    <style:style style:name="P60" style:parent-style-name="Standard" style:list-style-name="LFO3" style:family="paragraph"/>
    <style:style style:name="T61" style:parent-style-name="DefaultParagraphFont" style:family="text">
      <style:text-properties style:script-type="complex"/>
    </style:style>
    <style:style style:name="P62" style:parent-style-name="Standard" style:list-style-name="LFO3" style:family="paragraph"/>
    <style:style style:name="T63" style:parent-style-name="DefaultParagraphFont" style:family="text">
      <style:text-properties style:script-type="complex"/>
    </style:style>
    <style:style style:name="P64" style:parent-style-name="Standard" style:list-style-name="LFO3" style:family="paragraph"/>
    <style:style style:name="T65" style:parent-style-name="DefaultParagraphFont" style:family="text">
      <style:text-properties style:script-type="complex"/>
    </style:style>
    <style:style style:name="P66" style:parent-style-name="Standard" style:list-style-name="LFO3" style:family="paragraph"/>
    <style:style style:name="T67" style:parent-style-name="DefaultParagraphFont" style:family="text">
      <style:text-properties style:script-type="complex"/>
    </style:style>
    <style:style style:name="P68" style:parent-style-name="Standard" style:list-style-name="LFO3" style:family="paragraph"/>
    <style:style style:name="T69" style:parent-style-name="DefaultParagraphFont" style:family="text">
      <style:text-properties style:script-type="complex"/>
    </style:style>
    <style:style style:name="T70" style:parent-style-name="DefaultParagraphFont" style:family="text">
      <style:text-properties style:script-type="complex"/>
    </style:style>
    <style:style style:name="P71" style:parent-style-name="Standard" style:list-style-name="LFO3" style:family="paragraph"/>
    <style:style style:name="T72" style:parent-style-name="DefaultParagraphFont" style:family="text">
      <style:text-properties style:script-type="complex"/>
    </style:style>
    <style:style style:name="P73" style:parent-style-name="Standard" style:list-style-name="LFO3" style:family="paragraph"/>
    <style:style style:name="T74" style:parent-style-name="DefaultParagraphFont" style:family="text">
      <style:text-properties style:script-type="complex"/>
    </style:style>
    <style:style style:name="P75" style:parent-style-name="Standard" style:list-style-name="LFO3" style:family="paragraph"/>
    <style:style style:name="T76" style:parent-style-name="DefaultParagraphFont" style:family="text">
      <style:text-properties style:script-type="complex"/>
    </style:style>
    <style:style style:name="P77" style:parent-style-name="Standard" style:list-style-name="LFO3" style:family="paragraph"/>
    <style:style style:name="T78" style:parent-style-name="DefaultParagraphFont" style:family="text">
      <style:text-properties style:script-type="complex"/>
    </style:style>
    <style:style style:name="P79" style:parent-style-name="Standard" style:list-style-name="LFO3" style:family="paragraph"/>
    <style:style style:name="T80" style:parent-style-name="DefaultParagraphFont" style:family="text">
      <style:text-properties style:script-type="complex"/>
    </style:style>
    <style:style style:name="P81" style:parent-style-name="Standard" style:list-style-name="LFO3" style:family="paragraph"/>
    <style:style style:name="T82" style:parent-style-name="DefaultParagraphFont" style:family="text">
      <style:text-properties style:script-type="complex"/>
    </style:style>
  </office:automatic-styles>
  <office:body>
    <office:text text:use-soft-page-breaks="true">
      <text:p text:style-name="P1"><text:span text:style-name="T2">จงเขียนโปรแกรม นาฬิกา โดยกำหนดข้อมูลดังต่อไปนี้</text:span></text:p>
      <text:p text:style-name="Standard"><text:span text:style-name="T3">กำหนดให้</text:span></text:p>
      <text:p text:style-name="Standard">100<text:span text:style-name="T4"><text:s/>ปี =<text:s/></text:span>1<text:span text:style-name="T5"><text:s/>ศตวรรษ (</text:span>C)</text:p>
      <text:p text:style-name="Standard">12<text:span text:style-name="T6"><text:s/>เดือน =<text:s/></text:span>1<text:span text:style-name="T7"><text:s/>ปี (</text:span>Y)</text:p>
      <text:p text:style-name="Standard">30<text:span text:style-name="T8"><text:s/>วัน =<text:s/></text:span>1<text:span text:style-name="T9"><text:s/>เดือน (</text:span>M)</text:p>
      <text:p text:style-name="Standard">24<text:span text:style-name="T10"><text:s/>ชม =<text:s/></text:span>1<text:span text:style-name="T11"><text:s/>วัน<text:s/></text:span><text:span text:style-name="T12">(</text:span>D)</text:p>
      <text:p text:style-name="Standard">60<text:span text:style-name="T13"><text:s/>นาที =<text:s/></text:span>1<text:span text:style-name="T14"><text:s/>ชม (</text:span>H)</text:p>
      <text:p text:style-name="Standard">60<text:span text:style-name="T15"><text:s/>วินาที =<text:s/></text:span>1<text:span text:style-name="T16"><text:s/>นาที (</text:span>m)</text:p>
      <text:p text:style-name="Standard">1000<text:span text:style-name="T17"><text:s/>มิลลิวินาที (</text:span>ms) = 1<text:span text:style-name="T18"><text:s/>วินาที (</text:span>s)</text:p>
      <text:p text:style-name="Standard"><text:span text:style-name="T19">กำหนดให้ดำเนินการบวก เวลา<text:s/></text:span>2<text:span text:style-name="T20"><text:s/>ช่วงเวลาใด ๆ โดยการสร้างตัวทดสอบเอง และแสดงช่วงเวลาที่ได้</text:span></text:p>
      <text:p text:style-name="Standard"><text:span text:style-name="T21">ตัวอย่างเช่น</text:span></text:p>
      <text:p text:style-name="Standard">1C 21Y 11M 29D 23H 59m 59S 999ms</text:p>
      <text:p text:style-name="Standard"><text:span text:style-name="T22">สร้างโปรแกรมโดยการสร้าง<text:s/></text:span>structure Mytime</text:p>
      <text:p text:style-name="Standard"><text:span text:style-name="T23">สร้าง<text:s/></text:span>function add_time</text:p>
      <text:p text:style-name="Standard">struct Mytime add_time(struct Mytime t1, struct Mytime t2)</text:p>
      <text:p text:style-name="Standard"/>
      <text:p text:style-name="Standard">Menu</text:p>
      <text:list text:style-name="LFO1" text:continue-numbering="true">
        <text:list-item>
          <text:p text:style-name="P24">set first time</text:p>
        </text:list-item>
        <text:list-item>
          <text:p text:style-name="P25">set second time</text:p>
        </text:list-item>
        <text:list-item>
          <text:p text:style-name="P26">get result</text:p>
        </text:list-item>
        <text:list-item>
          <text:p text:style-name="P27">exit</text:p>
        </text:list-item>
      </text:list>
      <text:p text:style-name="Standard">typedef struct Mytime {</text:p>
      <text:p text:style-name="Standard"/>
      <text:p text:style-name="Standard">}Mytime;</text:p>
      <text:p text:style-name="Standard"/>
      <text:p text:style-name="Standard"/>
      <text:p text:style-name="Standard"/>
      <text:p text:style-name="Standard">C : 1</text:p>
      <text:p text:style-name="Standard">Y : 99</text:p>
      <text:p text:style-name="Standard">M : 11</text:p>
      <text:p text:style-name="Standard">D : 29</text:p>
      <text:p text:style-name="Standard">H : 23</text:p>
      <text:p text:style-name="Standard">m : a</text:p>
      <text:p text:style-name="Standard">s : 0</text:p>
      <text:p text:style-name="Standard">ms : 0</text:p>
      <text:p text:style-name="Standard"/>
      <text:p text:style-name="Standard">ms : 1</text:p>
      <text:p text:style-name="Standard"/>
      <text:p text:style-name="Standard"/>
      <text:p text:style-name="Standard"/>
      <text:p text:style-name="Standard"/>
      <text:soft-page-break/>
      <text:p text:style-name="P28"><text:span text:style-name="T29">โปรแกรม<text:s/></text:span>HeadBook v 1</text:p>
      <text:p text:style-name="Standard"><text:span text:style-name="T30">จงเขียนโปรแกรมเพื่อเก็บข้อมูลของนักเรียนภายในห้องเรียนนี้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นักเรียนแต่ละคนมีข้อมูลดังต่อไปนี้</text:span></text:p>
            <text:list text:style-name="LFO2" text:continue-numbering="true">
              <text:list-item>
                <text:p text:style-name="P37"><text:span text:style-name="T38">ชื่อ</text:span></text:p>
              </text:list-item>
              <text:list-item>
                <text:p text:style-name="P39"><text:span text:style-name="T40">นามสกุล</text:span></text:p>
              </text:list-item>
              <text:list-item>
                <text:p text:style-name="P41"><text:span text:style-name="T42">อายุ</text:span></text:p>
              </text:list-item>
              <text:list-item>
                <text:p text:style-name="P43"><text:span text:style-name="T44">เพศ</text:span></text:p>
              </text:list-item>
              <text:list-item>
                <text:p text:style-name="P45"><text:span text:style-name="T46">โรงเรียน</text:span></text:p>
              </text:list-item>
              <text:list-item>
                <text:p text:style-name="P47"><text:span text:style-name="T48">ชั้นเรียน</text:span></text:p>
              </text:list-item>
              <text:list-item>
                <text:p text:style-name="P49"><text:span text:style-name="T50">ห้องเรียน</text:span></text:p>
              </text:list-item>
              <text:list-item>
                <text:p text:style-name="P51"><text:span text:style-name="T52">เกรดเฉลี่ย ตั้งแต่ ม.</text:span>1-<text:span text:style-name="T53">ม.</text:span>6</text:p>
              </text:list-item>
            </text:list>
            <text:list text:style-name="LFO5" text:continue-numbering="true">
              <text:list-item>
                <text:p text:style-name="P54"><text:span text:style-name="T55">เทอม<text:s/></text:span>1</text:p>
              </text:list-item>
              <text:list-item>
                <text:p text:style-name="P56"><text:span text:style-name="T57">เทอม<text:s/></text:span>2</text:p>
              </text:list-item>
            </text:list>
          </table:table-cell>
          <table:table-cell table:style-name="TableCell58">
            <text:p text:style-name="TableContents">struct Student {</text:p>
            <text:p text:style-name="TableContents">…......................................................................</text:p>
            <text:p text:style-name="TableContents">…......................................................................</text:p>
            <text:p text:style-name="TableContents">…......................................................................…......................................................................</text:p>
            <text:p text:style-name="TableContents">…......................................................................</text:p>
            <text:p text:style-name="TableContents">…......................................................................</text:p>
            <text:p text:style-name="TableContents">};</text:p>
            <text:p text:style-name="TableContents">typedef Student struct Student;</text:p>
          </table:table-cell>
        </table:table-row>
      </table:table>
      <text:p text:style-name="Standard"/>
      <text:p text:style-name="Standard"><text:span text:style-name="T59">ความสามารถของโปรแกรม</text:span></text:p>
      <text:list text:style-name="LFO3" text:continue-numbering="true">
        <text:list-item>
          <text:p text:style-name="P60"><text:span text:style-name="T61">สามารถเพิ่มข้อมูลเพื่อนได้ (</text:span>Add friend)</text:p>
        </text:list-item>
        <text:list-item>
          <text:p text:style-name="P62"><text:span text:style-name="T63">สามารถลบข้อมูลเพื่อนได้ (</text:span>Remove friend)</text:p>
        </text:list-item>
        <text:list-item>
          <text:p text:style-name="P64"><text:span text:style-name="T65">สามารถแก้ไขข้อมูลเพื่อนได้ (</text:span>Edit friend)</text:p>
        </text:list-item>
        <text:list-item>
          <text:p text:style-name="P66"><text:span text:style-name="T67">สามารถสลับลำดับได้ (</text:span>Swap order)</text:p>
        </text:list-item>
        <text:list-item>
          <text:p text:style-name="P68"><text:span text:style-name="T69">สามารถแทรกข้อมูลเข้าไปในตำแหน่งที่<text:s/></text:span>I<text:s/><text:span text:style-name="T70">ได้ (</text:span>Insert friend)</text:p>
        </text:list-item>
        <text:list-item>
          <text:p text:style-name="P71"><text:span text:style-name="T72">สามารถค้นหาและแสดงผล (</text:span>Search)</text:p>
          <text:list text:continue-numbering="true">
            <text:list-item>
              <text:p text:style-name="P73"><text:span text:style-name="T74">ชื่อ (</text:span>name)</text:p>
            </text:list-item>
            <text:list-item>
              <text:p text:style-name="P75"><text:span text:style-name="T76">นามสกุล (</text:span>surname)</text:p>
            </text:list-item>
            <text:list-item>
              <text:p text:style-name="P77"><text:span text:style-name="T78">เพศ (</text:span>gender)</text:p>
            </text:list-item>
            <text:list-item>
              <text:p text:style-name="P79"><text:span text:style-name="T80">โรงเรียน (</text:span>school)</text:p>
            </text:list-item>
          </text:list>
        </text:list-item>
        <text:list-item>
          <text:p text:style-name="P81"><text:span text:style-name="T82">ออกจากโปรแกรม (</text:span>Exit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Kinnari" svg:font-family="Kinnari" style:font-family-generic="roman" style:font-pitch="variable"/>
    <style:font-face style:name="Waree" svg:font-family="Waree" style:font-family-generic="swiss" style:font-pitch="variable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Kinnari" style:font-name-asian="Waree" style:font-name-complex="Angsan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6pt" fo:background-color="transparent" style:text-underline-type="none" style:text-underline-color="font-color" style:text-emphasize="none" fo:language="en" fo:country="US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Waree" fo:font-size="14pt" style:font-size-asian="14pt" style:font-size-complex="18.5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Kinnari" style:font-name-asian="Waree" style:font-name-complex="Angsana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Kinnari" style:font-name-asian="Waree" style:font-name-complex="Angsana New"/>
    </style:style>
    <style:style style:name="WW_CharLFO6LVL2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-">
        <style:list-level-properties text:space-before="0.4923in" text:min-label-width="0.25in"/>
        <style:text-properties style:font-name="Kinnari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/>
        <style:text-properties style:font-name="Kinnari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bullet text:level="2" text:style-name="WW_CharLFO6LVL2" text:bullet-char="">
        <style:list-level-properties/>
        <style:text-properties style:font-name="Symbol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rapan </meta:initial-creator>
    <dc:creator>Teacher</dc:creator>
    <meta:creation-date>2010-10-07T17:46:00Z</meta:creation-date>
    <dc:date>2010-10-08T05:02:00Z</dc:date>
    <meta:template xlink:href="Normal" xlink:type="simple"/>
    <meta:editing-cycles>8</meta:editing-cycles>
    <meta:editing-duration>PT10680S</meta:editing-duration>
    <meta:document-statistic meta:page-count="2" meta:paragraph-count="3" meta:word-count="248" meta:character-count="1660" meta:row-count="11" meta:non-whitespace-character-count="1415"/>
  </office:meta>
</office:document-meta>
</file>